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nsurance Company:</text:span> Safe Haven Insurance Co.<text:line-break/><text:span text:style-name="Strong_20_Emphasis">Policy Number:</text:span> 9786-3021-ABCD<text:line-break/><text:span text:style-name="Strong_20_Emphasis">Policyholder Name:</text:span> Emily Carter<text:line-break/><text:span text:style-name="Strong_20_Emphasis">Policyholder Address:</text:span> 523 Oakwood Drive, Springfield, IL 62704<text:line-break/><text:span text:style-name="Strong_20_Emphasis">Effective Date:</text:span> June 1, 2024<text:line-break/><text:span text:style-name="Strong_20_Emphasis">Expiration Date:</text:span> June 1, 2025<text:line-break/><text:span text:style-name="Strong_20_Emphasis">Coverage Type:</text:span> Homeowner’s Insurance (Comprehensive)</text:p>
      <text:h text:style-name="Heading_20_4" text:outline-level="4"><text:span text:style-name="Strong_20_Emphasis">Policy Details:</text:span></text:h>
      <text:list text:style-name="L1">
        <text:list-item>
          <text:p text:style-name="P1"><text:span text:style-name="Strong_20_Emphasis">Dwelling Coverage</text:span>:<text:line-break/>Provides protection for your home and structures attached to it (e.g., garage, roof) against covered perils such as fire, windstorm, and vandalism.</text:p>
          <text:list>
            <text:list-item>
              <text:p text:style-name="P2">Coverage Limit: $250,000</text:p>
            </text:list-item>
            <text:list-item>
              <text:p text:style-name="P2">Deductible: $1,000</text:p>
            </text:list-item>
          </text:list>
        </text:list-item>
        <text:list-item>
          <text:p text:style-name="P1"><text:span text:style-name="Strong_20_Emphasis">Personal Property Coverage</text:span>:<text:line-break/>Covers personal belongings within the home (e.g., furniture, electronics) against theft, fire, or other damages.</text:p>
          <text:list>
            <text:list-item>
              <text:p text:style-name="P2">Coverage Limit: $50,000</text:p>
            </text:list-item>
            <text:list-item>
              <text:p text:style-name="P2">Deductible: $500</text:p>
            </text:list-item>
          </text:list>
        </text:list-item>
        <text:list-item>
          <text:p text:style-name="P1"><text:span text:style-name="Strong_20_Emphasis">Additional Living Expenses</text:span>:<text:line-break/>Covers temporary housing costs if the home is uninhabitable due to covered damage.</text:p>
          <text:list>
            <text:list-item>
              <text:p text:style-name="P2">Coverage Limit: $20,000</text:p>
            </text:list-item>
          </text:list>
        </text:list-item>
        <text:list-item>
          <text:p text:style-name="P1"><text:span text:style-name="Strong_20_Emphasis">Liability Protection</text:span>:<text:line-break/>Provides protection if someone is injured on your property or if you accidentally damage someone else’s property.</text:p>
          <text:list>
            <text:list-item>
              <text:p text:style-name="P2">Coverage Limit: $300,000</text:p>
            </text:list-item>
          </text:list>
        </text:list-item>
        <text:list-item>
          <text:p text:style-name="P1"><text:span text:style-name="Strong_20_Emphasis">Windstorm Damage</text:span>:<text:line-break/>Coverage for damages caused by wind, hail, and fallen trees as a result of storms.</text:p>
          <text:list>
            <text:list-item>
              <text:p text:style-name="P1">Coverage Limit: $10,000 (separate from standard dwelling coverage)</text:p>
            </text:list-item>
          </text:list>
        </text:list-item>
      </text:list>
      <text:h text:style-name="Heading_20_4" text:outline-level="4"><text:span text:style-name="Strong_20_Emphasis">Exclusions:</text:span></text:h>
      <text:list text:style-name="L2">
        <text:list-item>
          <text:p text:style-name="P3">Flood damage (not covered under this policy; requires separate flood insurance)</text:p>
        </text:list-item>
        <text:list-item>
          <text:p text:style-name="P4">Earthquake damage (separate coverage required)</text:p>
        </text:list-item>
      </text:list>
      <text:h text:style-name="Heading_20_4" text:outline-level="4"><text:span text:style-name="Strong_20_Emphasis">Claims Process:</text:span></text:h>
      <text:list text:style-name="L3">
        <text:list-item>
          <text:p text:style-name="P5"><text:span text:style-name="Strong_20_Emphasis">Step 1:</text:span> Report the incident to Safe Haven Insurance within 24 hours of the event.</text:p>
        </text:list-item>
        <text:list-item>
          <text:p text:style-name="P5"><text:span text:style-name="Strong_20_Emphasis">Step 2:</text:span> Submit supporting documents (photos, contractor reports, receipts).</text:p>
        </text:list-item>
        <text:list-item>
          <text:p text:style-name="P5"><text:span text:style-name="Strong_20_Emphasis">Step 3:</text:span> A claims adjuster will contact you within 72 hours to assess the damages.</text:p>
        </text:list-item>
        <text:list-item>
          <text:p text:style-name="P6"><text:span text:style-name="Strong_20_Emphasis">Step 4:</text:span> Once the claim is approved, reimbursement will be processed, minus the applicable deducti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0T17:28:11.334207637</meta:creation-date>
    <dc:date>2025-02-20T17:28:47.652062677</dc:date>
    <meta:editing-duration>PT38S</meta:editing-duration>
    <meta:editing-cycles>1</meta:editing-cycles>
    <meta:document-statistic meta:table-count="0" meta:image-count="0" meta:object-count="0" meta:page-count="1" meta:paragraph-count="22" meta:word-count="247" meta:character-count="1652" meta:non-whitespace-character-count="1445"/>
    <meta:generator>LibreOffice/25.2.0.3$Linux_X86_64 LibreOffice_project/e1cf4a87eb02d755bce1a01209907ea5ddc8f069</meta:generator>
  </office:meta>
</office:document-meta>
</file>